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8163" officeooo:paragraph-rsid="00138163" style:font-size-asian="19.25pt" style:font-size-complex="22pt"/>
    </style:style>
    <style:style style:name="P2" style:family="paragraph" style:parent-style-name="Standard">
      <style:text-properties fo:font-size="12pt" officeooo:rsid="00138163" officeooo:paragraph-rsid="00138163" style:font-size-asian="10.5pt" style:font-size-complex="12pt"/>
    </style:style>
    <style:style style:name="P3" style:family="paragraph" style:parent-style-name="Standard">
      <style:text-properties fo:font-size="24pt" officeooo:rsid="00138163" officeooo:paragraph-rsid="00138163" style:font-size-asian="21pt" style:font-size-complex="24pt"/>
    </style:style>
    <style:style style:name="P4" style:family="paragraph" style:parent-style-name="Standard">
      <style:text-properties fo:font-size="12pt" officeooo:rsid="0014a895" officeooo:paragraph-rsid="0014a895" style:font-size-asian="10.5pt" style:font-size-complex="12pt"/>
    </style:style>
    <style:style style:name="P5" style:family="paragraph" style:parent-style-name="Standard">
      <style:text-properties fo:font-size="12pt" officeooo:rsid="0014a895" officeooo:paragraph-rsid="00138163" style:font-size-asian="10.5pt" style:font-size-complex="12pt"/>
    </style:style>
    <style:style style:name="P6" style:family="paragraph" style:parent-style-name="Standard">
      <style:text-properties fo:font-size="12pt" officeooo:rsid="00166946" officeooo:paragraph-rsid="00166946" style:font-size-asian="10.5pt" style:font-size-complex="12pt"/>
    </style:style>
    <style:style style:name="P7" style:family="paragraph" style:parent-style-name="Standard">
      <style:text-properties fo:color="#cccccc" loext:opacity="100%" style:font-name="Droid Sans Mono" fo:font-size="10.5pt" fo:font-weight="normal" officeooo:paragraph-rsid="00166946" fo:background-color="#1f1f1f"/>
    </style:style>
    <style:style style:name="T1" style:family="text">
      <style:text-properties officeooo:rsid="0014a895"/>
    </style:style>
    <style:style style:name="T2" style:family="text">
      <style:text-properties officeooo:rsid="00166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VFTP</text:p>
      <text:p text:style-name="P2">Ultra Fast Video and File Transfer Protocol</text:p>
      <text:p text:style-name="P2"/>
      <text:p text:style-name="P3"/>
      <text:p text:style-name="P3"/>
      <text:p text:style-name="P3">Chapter 1: Concept and introduction</text:p>
      <text:p text:style-name="P2"/>
      <text:p text:style-name="P2">Ufvftp is a ‘protocol’ which is practically an automated FTP process. The main idea of this program is:</text:p>
      <text:p text:style-name="P2"/>
      <text:p text:style-name="P2">- Split a big file into chunks</text:p>
      <text:p text:style-name="P2">- Send it to a server that supports handling multiple files at once</text:p>
      <text:p text:style-name="P2">- The recipitent will either ‘manually’ reconstruct the file using a manifest.json file OR reconstruct it based off of a naming scheme. (1.x<text:span text:style-name="T1">yz</text:span>, 2.x<text:span text:style-name="T1">yz</text:span>, 3.x<text:span text:style-name="T1">yz</text:span>, etc.x<text:span text:style-name="T1">yz</text:span>)</text:p>
      <text:p text:style-name="P2"/>
      <text:p text:style-name="P4">A more detailed analogy would be:</text:p>
      <text:p text:style-name="P4"/>
      <text:p text:style-name="P4">Recipitent:</text:p>
      <text:p text:style-name="P4"/>
      <text:p text:style-name="P4">-A listener file monitors the state of a configuration specified directory, and if any files are sent constructs it either manually or by a naming scheme.</text:p>
      <text:p text:style-name="P4"/>
      <text:p text:style-name="P4">Sender:</text:p>
      <text:p text:style-name="P4"/>
      <text:p text:style-name="P4">-Establishes an ftp connection and concurrently sends files to the recipitent’s configuration specified directory along with either a manifest.json file for manual reconstruction or have the files automatically come with a naming scheme. Keep in mind it is faster to have a naming scheme and should probably be normalized.</text:p>
      <text:p text:style-name="P2"/>
      <text:p text:style-name="P5">----------------------------------------------------------------------------------------------------------------------------</text:p>
      <text:p text:style-name="P5"/>
      <text:p text:style-name="P5">→ ALL SPECIFICATIONS SHOULD BE SENT IN ‘<text:span text:style-name="T2">xyz</text:span>.json’ !!!!! ← </text:p>
      <text:p text:style-name="P5"/>
      <text:p text:style-name="P6">Here’s how to format it:</text:p>
      <text:p text:style-name="P7"/>
      <text:p text:style-name="P6">{</text:p>
      <text:p text:style-name="P6"><text:tab/>“reciever”:”x.x.x.x”,</text:p>
      <text:p text:style-name="P6"><text:tab/>“chosen reconstruction type”:”man/name”, (man for manual, name for naming scheme.)</text:p>
      <text:p text:style-name="P6"><text:tab/>“username”:”user”,</text:p>
      <text:p text:style-name="P6"><text:tab/>“pwd”:”password”</text:p>
      <text:p text:style-name="P6">}</text:p>
      <text:p text:style-name="P2"/>
      <text:p text:style-name="P2">--------------------------------------------------------------------------------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7:31:24.590868387</meta:creation-date>
    <dc:date>2024-09-28T18:33:48.670644375</dc:date>
    <meta:editing-duration>PT12M2S</meta:editing-duration>
    <meta:editing-cycles>2</meta:editing-cycles>
    <meta:generator>LibreOffice/24.8.1.2$Linux_X86_64 LibreOffice_project/480$Build-2</meta:generator>
    <meta:document-statistic meta:table-count="0" meta:image-count="0" meta:object-count="0" meta:page-count="1" meta:paragraph-count="22" meta:word-count="192" meta:character-count="1450" meta:non-whitespace-character-count="1275"/>
  </office:meta>
</office:document-meta>
</file>